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1b7" officeooo:paragraph-rsid="001611b7"/>
    </style:style>
    <style:style style:name="P2" style:family="paragraph" style:parent-style-name="Standard">
      <style:text-properties officeooo:rsid="00174e78" officeooo:paragraph-rsid="00174e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1</text:p>
      <text:p text:style-name="P1"/>
      <text:p text:style-name="P1">Quelles méthodes ?</text:p>
      <text:p text:style-name="P1">C’est de l’apprentissage machine</text:p>
      <text:p text:style-name="P1">deep learning (il y a une machine avec beaucoup de puissances à l’université)</text:p>
      <text:p text:style-name="P1">mais peu de programmation</text:p>
      <text:p text:style-name="P1"/>
      <text:p text:style-name="P1">on peu faire de l’analyse d’images à l’ancienne</text:p>
      <text:p text:style-name="P1">openCV est une bibliothèque qui peut détecter les contours, etc.</text:p>
      <text:p text:style-name="P1"/>
      <text:p text:style-name="P1"/>
      <text:p text:style-name="P1">LDS : l’expression est importante</text:p>
      <text:p text:style-name="P1">sourire pour merci et O pour bonjour</text:p>
      <text:p text:style-name="P1">difficile avec les masques</text:p>
      <text:p text:style-name="P1">Et certains signes sont sont en mouvement, pas juste un signe</text:p>
      <text:p text:style-name="P1"/>
      <text:p text:style-name="P1">On peut commencer par des choses simples (alphabet) et faire sans le contexte</text:p>
      <text:p text:style-name="P1"/>
      <text:p text:style-name="P2">Si on fait la moitie de l’alphabet c’est déjà pas mal.</text:p>
      <text:p text:style-name="P2"/>
      <text:p text:style-name="P2">Commence par 3 signes très différents, puis des signes plus complexes, puis des signes avec mouvement.</text:p>
      <text:p text:style-name="P2">Si jamais on finit avant la fin de l’année, on pourra ajouter des signes de la LDS qui ne font pas partie de l’alphabet</text:p>
      <text:p text:style-name="P2"/>
      <text:p text:style-name="P2">La reconnaissance de texte ce n’est pas très intéressant, il y a déjà plein de logiciels qui le font déjà</text:p>
      <text:p text:style-name="P2"/>
      <text:p text:style-name="P1"/>
      <text:p text:style-name="P1">Sujet 2</text:p>
      <text:p text:style-name="P1">Le sujet est déjà tout fait</text:p>
      <text:p text:style-name="P1">programmation pure, assez classique</text:p>
      <text:p text:style-name="P1"/>
      <text:p text:style-name="P2">Architecture : a réflechir</text:p>
      <text:p text:style-name="P2">l’idée est que l’étudiant télécharge un seul fichier et que ça teste automatiquement</text:p>
      <text:p text:style-name="P2">L’étudiant peut avoir les réponses et s’auto-évaluer</text:p>
      <text:p text:style-name="P2"/>
      <text:p text:style-name="P2">Plateforme learnOcaml en ligne pour apprendre Ocaml : peut s’en inspir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4T13:38:41.483000000</meta:creation-date>
    <dc:date>2021-11-24T13:56:23.171000000</dc:date>
    <meta:editing-duration>PT7M31S</meta:editing-duration>
    <meta:editing-cycles>1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23" meta:word-count="202" meta:character-count="1186" meta:non-whitespace-character-count="1007"/>
  </office:meta>
</office:document-meta>
</file>